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80.56pt"/>
    </style:style>
    <style:style style:name="co7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999999"/>
      <style:text-properties fo:language="none" fo:country="none" style:font-name-asian="Liberation Sans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999999"/>
      <style:text-properties fo:language="en" fo:country="US" style:font-name-asian="PingFang SC" style:language-asian="zh" style:country-asian="CN" style:font-name-complex="Arial Unicode MS" style:language-complex="hi" style:country-complex="IN"/>
    </style:style>
    <style:style style:name="ce9" style:family="table-cell" style:parent-style-name="Default">
      <style:text-properties style:font-name="Liberation Sans" fo:font-size="10pt" fo:language="none" fo:country="none" style:font-name-asian="Liberation Sans" style:font-size-asian="10pt" style:language-asian="none" style:country-asian="none" style:font-name-complex="Tahoma" style:font-size-complex="10pt" style:language-complex="none" style:country-complex="none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an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name-asian="PingFang SC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AreaPlan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Ports</text:p>
          </table:table-cell>
          <table:table-cell office:value-type="string" calcext:value-type="string">
            <text:p>LightHotDetect</text:p>
          </table:table-cell>
          <table:table-cell table:number-columns-repeated="2" office:value-type="string" calcext:value-type="string">
            <text:p>Q1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Working</text:p>
          </table:table-cell>
          <table:table-cell table:number-columns-repeated="2" office:value-type="string" calcext:value-type="string">
            <text:p>I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RuleCounter</text:p>
          </table:table-cell>
          <table:table-cell table:style-name="ce6" office:value-type="string" calcext:value-type="string">
            <text:p>HC0</text:p>
          </table:table-cell>
          <table:table-cell table:style-name="ce8" office:value-type="string" calcext:value-type="string">
            <text:p>I0.0</text:p>
          </table:table-cell>
          <table:table-cell table:style-name="ce9" office:value-type="string" calcext:value-type="string">
            <text:p><text:span text:style-name="T2">Use port:</text:span><text:span text:style-name="T3">I0.0</text:span>，工作在0模式，控制位SM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lletHotDetect</text:p>
          </table:table-cell>
          <table:table-cell table:number-columns-repeated="2" office:value-type="string" calcext:value-type="string">
            <text:p>I0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teelRule</text:span>Counter</text:p>
          </table:table-cell>
          <table:table-cell table:style-name="ce6" office:value-type="string" calcext:value-type="string">
            <text:p>HC1</text:p>
          </table:table-cell>
          <table:table-cell table:style-name="ce8" office:value-type="string" calcext:value-type="string">
            <text:p>I0.6</text:p>
          </table:table-cell>
          <table:table-cell table:style-name="ce9" office:value-type="string" calcext:value-type="string">
            <text:p>Use port:I0.1，工作在0模式，控制位SM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HotDetect</text:p>
          </table:table-cell>
          <table:table-cell table:number-columns-repeated="2" office:value-type="string" calcext:value-type="string">
            <text:p>I0.7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unter</text:p>
          </table:table-cell>
          <table:table-cell table:style-name="ce6" office:value-type="string" calcext:value-type="string">
            <text:p>HC4</text:p>
          </table:table-cell>
          <table:table-cell table:style-name="ce8" office:value-type="string" calcext:value-type="string">
            <text:p>I0.3</text:p>
          </table:table-cell>
          <table:table-cell table:style-name="ce9" office:value-type="string" calcext:value-type="string">
            <text:p><text:span text:style-name="T2">Use port:</text:span><text:span text:style-name="T3">I0.3</text:span>，工作在3模式。I0.3为时钟，控制位SM1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I0.4</text:p>
          </table:table-cell>
          <table:table-cell table:style-name="ce9" office:value-type="string" calcext:value-type="string">
            <text:p>方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Low</text:p>
          </table:table-cell>
          <table:table-cell table:number-columns-repeated="2" office:value-type="string" calcext:value-type="string">
            <text:p>I1.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velSwitchHight</text:p>
          </table:table-cell>
          <table:table-cell table:number-columns-repeated="2" office:value-type="string" calcext:value-type="string">
            <text:p>I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Low</text:p>
          </table:table-cell>
          <table:table-cell table:number-columns-repeated="2" office:value-type="string" calcext:value-type="string">
            <text:p>Q1.0</text:p>
          </table:table-cell>
          <table:table-cell table:style-name="ce9" office:value-type="string" calcext:value-type="string">
            <text:p>行程开关增加物理断开信号控制，逻辑和物理双重保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Hight</text:p>
          </table:table-cell>
          <table:table-cell table:number-columns-repeated="2" office:value-type="string" calcext:value-type="string">
            <text:p>Q1.1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ControlOffLine</text:p>
          </table:table-cell>
          <table:table-cell table:number-columns-repeated="2" office:value-type="string" calcext:value-type="string">
            <text:p>I1.2</text:p>
          </table:table-cell>
          <table:table-cell table:style-name="ce9" office:value-type="string" calcext:value-type="string">
            <text:p>Monitor脱机，PLC停止控制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stem Params</text:p>
          </table:table-cell>
          <table:table-cell office:value-type="string" calcext:value-type="string">
            <text:p>ParamDiction</text:p>
          </table:table-cell>
          <table:table-cell office:value-type="string" calcext:value-type="string">
            <text:p>VD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0</text:p>
          </table:table-cell>
          <table:table-cell/>
          <table:table-cell office:value-type="string" calcext:value-type="string">
            <text:p>rounds(bit)/gap(mm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GapValue</text:p>
          </table:table-cell>
          <table:table-cell office:value-type="string" calcext:value-type="string">
            <text:p>VD4</text:p>
          </table:table-cell>
          <table:table-cell office:value-type="string" calcext:value-type="string">
            <text:p>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leCounterRate</text:p>
          </table:table-cell>
          <table:table-cell office:value-type="string" calcext:value-type="string">
            <text:p>VD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ntrolAccuracy</text:p>
          </table:table-cell>
          <table:table-cell office:value-type="string" calcext:value-type="string">
            <text:p>VD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l Params</text:p>
          </table:table-cell>
          <table:table-cell office:value-type="string" calcext:value-type="string">
            <text:p>ExpectBilletLength</text:p>
          </table:table-cell>
          <table:table-cell office:value-type="string" calcext:value-type="string">
            <text:p>VD2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K1Gap</text:p>
          </table:table-cell>
          <table:table-cell office:value-type="string" calcext:value-type="string">
            <text:p>VD24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etSteelLength</text:p>
          </table:table-cell>
          <table:table-cell office:value-type="string" calcext:value-type="string">
            <text:p>VD2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e Params</text:p>
          </table:table-cell>
          <table:table-cell office:value-type="string" calcext:value-type="string">
            <text:p>CP_IL1</text:p>
          </table:table-cell>
          <table:table-cell office:value-type="string" calcext:value-type="string">
            <text:p>VD40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102.5" calcext:value-type="float">
            <text:p>102.5</text:p>
          </table:table-cell>
        </table:table-row>
        <table:table-row table:style-name="ro1">
          <table:table-cell/>
          <table:table-cell office:value-type="string" calcext:value-type="string">
            <text:p>CP_OG1</text:p>
          </table:table-cell>
          <table:table-cell office:value-type="string" calcext:value-type="string">
            <text:p>VD44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P_OL1</text:p>
          </table:table-cell>
          <table:table-cell office:value-type="string" calcext:value-type="string">
            <text:p>VD48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CP_IL2</text:p>
          </table:table-cell>
          <table:table-cell office:value-type="string" calcext:value-type="string">
            <text:p>VD52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156.5" calcext:value-type="float">
            <text:p>156.5</text:p>
          </table:table-cell>
        </table:table-row>
        <table:table-row table:style-name="ro1">
          <table:table-cell/>
          <table:table-cell office:value-type="string" calcext:value-type="string">
            <text:p>CP_OG2</text:p>
          </table:table-cell>
          <table:table-cell office:value-type="string" calcext:value-type="string">
            <text:p>VD56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CP_OL2</text:p>
          </table:table-cell>
          <table:table-cell office:value-type="string" calcext:value-type="string">
            <text:p>VD60</text:p>
          </table:table-cell>
          <table:table-cell office:value-type="string" calcext:value-type="string">
            <text:p>mm</text:p>
          </table:table-cell>
          <table:table-cell/>
          <table:table-cell table:number-columns-repeated="2" office:value-type="float" office:value="307.5" calcext:value-type="float">
            <text:p>307.5</text:p>
          </table:table-cell>
        </table:table-row>
        <table:table-row table:style-name="ro1">
          <table:table-cell/>
          <table:table-cell office:value-type="string" calcext:value-type="string">
            <text:p>CP_IL3</text:p>
          </table:table-cell>
          <table:table-cell office:value-type="string" calcext:value-type="string">
            <text:p>VD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4</text:p>
          </table:table-cell>
          <table:table-cell office:value-type="string" calcext:value-type="string">
            <text:p>VD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_IL5</text:p>
          </table:table-cell>
          <table:table-cell office:value-type="string" calcext:value-type="string">
            <text:p>VD8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rrent Vars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  <table:table-cell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string" calcext:value-type="string">
            <text:p>CurrentBilletCount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bit</text:p>
          </table:table-cell>
          <table:table-cell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urrentBilletLength=CurrentBilletCount/RuleCounterRate</text:p>
          </table:table-cell>
          <table:table-cell table:style-name="ce2" table:formula="of:=[.F36]/[.F19]" office:value-type="float" office:value="51.5" calcext:value-type="float">
            <text:p>5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OW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(OG1-OG2)/(IL1/OL1-IL2/OL2)</text:p>
          </table:table-cell>
          <table:table-cell table:formula="of:=([.F26]-[.F29])/([.F25]/[.F27]-[.F28]/[.F30])" office:value-type="float" office:value="6.19017662714735" calcext:value-type="float">
            <text:p>6.190176627147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X_OW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OL2*OG2*IL1-IL2*OL1*OG1)/(IL2*OL1-OL2*IL1)</text:p>
          </table:table-cell>
          <table:table-cell table:formula="of:=([.F30]*[.F29]*[.F25]-[.F28]*[.F27]*[.F26])/([.F28]*[.F27]-[.F30]*[.F25])" office:value-type="float" office:value="-1.94955238325671" calcext:value-type="float">
            <text:p>-1.949552383256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OG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L/OL*(IS_OW)-OSX_OW</text:p>
          </table:table-cell>
          <table:table-cell table:formula="of:=[.F37]/[.F23]*[.F38]-[.F39]" office:value-type="float" office:value="3.54352286474716" calcext:value-type="float">
            <text:p>3.543522864747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CounterTarge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(TargetOG-3)*MonitorGapRate</text:p>
          </table:table-cell>
          <table:table-cell table:formula="of:=([.F40]-3)*[.F17]" office:value-type="float" office:value="1.08704572949431" calcext:value-type="float">
            <text:p>1.087045729494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tect Length</text:p>
          </table:table-cell>
          <table:table-cell office:value-type="string" calcext:value-type="string">
            <text:p>BilletCounterTable</text:p>
          </table:table-cell>
          <table:table-cell office:value-type="string" calcext:value-type="string">
            <text:p>VW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lletCounter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story Information</text:p>
          </table:table-cell>
          <table:table-cell office:value-type="string" calcext:value-type="string">
            <text:p>HistoryIndex</text:p>
          </table:table-cell>
          <table:table-cell office:value-type="string" calcext:value-type="string">
            <text:p>VD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</text:p>
          </table:table-cell>
          <table:table-cell office:value-type="string" calcext:value-type="string">
            <text:p>VD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storyDataW</text:p>
          </table:table-cell>
          <table:table-cell office:value-type="string" calcext:value-type="string">
            <text:p>VW304</text:p>
          </table:table-cell>
          <table:table-cell table:number-columns-repeated="4"/>
        </table:table-row>
      </table:table>
      <table:table table:name="SteelTypes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office:value-type="string" calcext:value-type="string">
            <text:p>Start location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7">
            <text:p>Type1</text:p>
          </table:table-cell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00" calcext:value-type="string">
            <text:p>VD400</text:p>
          </table:table-cell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04" calcext:value-type="string">
            <text:p>VD404</text:p>
          </table:table-cell>
          <table:table-cell office:value-type="string" calcext:value-type="string">
            <text:p>TargetSteelWidth</text:p>
          </table:table-cell>
          <table:table-cell office:value-type="float" office:value="250" calcext:value-type="float">
            <text:p>250.00</text:p>
          </table:table-cell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08" calcext:value-type="string">
            <text:p>VD408</text:p>
          </table:table-cell>
          <table:table-cell office:value-type="string" calcext:value-type="string">
            <text:p>ExpectBilletLength</text:p>
          </table:table-cell>
          <table:table-cell office:value-type="float" office:value="5000" calcext:value-type="float">
            <text:p>5000.00</text:p>
          </table:table-cell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12" calcext:value-type="string">
            <text:p>VD412</text:p>
          </table:table-cell>
          <table:table-cell office:value-type="string" calcext:value-type="string">
            <text:p>BilletWidth</text:p>
          </table:table-cell>
          <table:table-cell office:value-type="float" office:value="225" calcext:value-type="float">
            <text:p>225.00</text:p>
          </table:table-cell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16" calcext:value-type="string">
            <text:p>VD416</text:p>
          </table:table-cell>
          <table:table-cell office:value-type="string" calcext:value-type="string">
            <text:p>BilletHeight</text:p>
          </table:table-cell>
          <table:table-cell office:value-type="float" office:value="165" calcext:value-type="float">
            <text:p>165.00</text:p>
          </table:table-cell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20" calcext:value-type="string">
            <text:p>VD420</text:p>
          </table:table-cell>
          <table:table-cell office:value-type="string" calcext:value-type="string">
            <text:p>BilletSpeed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24" calcext:value-type="string">
            <text:p>VD424</text:p>
          </table:table-cell>
          <table:table-cell office:value-type="string" calcext:value-type="string">
            <text:p>Zero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28" calcext:value-type="string">
            <text:p>VD4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32" calcext:value-type="string">
            <text:p>VD4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36" calcext:value-type="string">
            <text:p>VD4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40" calcext:value-type="string">
            <text:p>VD44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44" calcext:value-type="string">
            <text:p>VD44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48" calcext:value-type="string">
            <text:p>VD44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52" calcext:value-type="string">
            <text:p>VD452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56" calcext:value-type="string">
            <text:p>VD45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60" calcext:value-type="string">
            <text:p>VD46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64" calcext:value-type="string">
            <text:p>VD46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68" calcext:value-type="string">
            <text:p>VD46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472" calcext:value-type="string">
            <text:p>VD4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476" calcext:value-type="string">
            <text:p>VD47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480" calcext:value-type="string">
            <text:p>VD480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484" calcext:value-type="string">
            <text:p>VD4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488" calcext:value-type="string">
            <text:p>VD48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492" calcext:value-type="string">
            <text:p>VD4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496" calcext:value-type="string">
            <text:p>VD49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00" calcext:value-type="string">
            <text:p>VD50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04" calcext:value-type="string">
            <text:p>VD5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08" calcext:value-type="string">
            <text:p>VD508</text:p>
          </table:table-cell>
          <table:table-cell table:number-columns-repeated="2"/>
        </table:table-row>
        <table:table-row table:style-name="ro1">
          <table:table-cell table:style-name="ce3" table:number-columns-spanned="1" table:number-rows-spanned="7"/>
          <table:table-cell office:value-type="string" calcext:value-type="string">
            <text:p>TargetSteelLength</text:p>
          </table:table-cell>
          <table:table-cell table:formula="of:=COM.MICROSOFT.CONCAT(&quot;VD&quot;;[.$C$1]+(ROW()-2)*4)" office:value-type="string" office:string-value="VD512" calcext:value-type="string">
            <text:p>VD5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argetSteelWidth</text:p>
          </table:table-cell>
          <table:table-cell table:formula="of:=COM.MICROSOFT.CONCAT(&quot;VD&quot;;[.$C$1]+(ROW()-2)*4)" office:value-type="string" office:string-value="VD516" calcext:value-type="string">
            <text:p>VD5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xpectBilletLength</text:p>
          </table:table-cell>
          <table:table-cell table:formula="of:=COM.MICROSOFT.CONCAT(&quot;VD&quot;;[.$C$1]+(ROW()-2)*4)" office:value-type="string" office:string-value="VD520" calcext:value-type="string">
            <text:p>VD5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Width</text:p>
          </table:table-cell>
          <table:table-cell table:formula="of:=COM.MICROSOFT.CONCAT(&quot;VD&quot;;[.$C$1]+(ROW()-2)*4)" office:value-type="string" office:string-value="VD524" calcext:value-type="string">
            <text:p>VD52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Height</text:p>
          </table:table-cell>
          <table:table-cell table:formula="of:=COM.MICROSOFT.CONCAT(&quot;VD&quot;;[.$C$1]+(ROW()-2)*4)" office:value-type="string" office:string-value="VD528" calcext:value-type="string">
            <text:p>VD5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illetSpeed</text:p>
          </table:table-cell>
          <table:table-cell table:formula="of:=COM.MICROSOFT.CONCAT(&quot;VD&quot;;[.$C$1]+(ROW()-2)*4)" office:value-type="string" office:string-value="VD532" calcext:value-type="string">
            <text:p>VD5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roK1Gap</text:p>
          </table:table-cell>
          <table:table-cell table:formula="of:=COM.MICROSOFT.CONCAT(&quot;VD&quot;;[.$C$1]+(ROW()-2)*4)" office:value-type="string" office:string-value="VD536" calcext:value-type="string">
            <text:p>VD536</text:p>
          </table:table-cell>
          <table:table-cell table:number-columns-repeated="2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ystemConfig" table:style-name="ta1">
        <table:table-column table:style-name="co6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nitorGapRate</text:p>
          </table:table-cell>
          <table:table-cell office:value-type="float" office:value="1024" calcext:value-type="float">
            <text:p>1024.00</text:p>
          </table:table-cell>
        </table:table-row>
        <table:table-row table:style-name="ro1">
          <table:table-cell office:value-type="string" calcext:value-type="string">
            <text:p>MaxGapVal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uleCounterRate</text:p>
          </table:table-cell>
          <table:table-cell office:value-type="float" office:value="1024" calcext:value-type="float">
            <text:p>1024.00</text:p>
          </table:table-cell>
        </table:table-row>
        <table:table-row table:style-name="ro1">
          <table:table-cell office:value-type="string" calcext:value-type="string">
            <text:p>ExpectBilletLength</text:p>
          </table:table-cell>
          <table:table-cell office:value-type="float" office:value="37000" calcext:value-type="float">
            <text:p>37000.00</text:p>
          </table:table-cell>
        </table:table-row>
        <table:table-row table:style-name="ro1">
          <table:table-cell office:value-type="string" calcext:value-type="string">
            <text:p>StandardK1Gap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TargetSteelLength</text:p>
          </table:table-cell>
          <table:table-cell office:value-type="float" office:value="60000" calcext:value-type="float">
            <text:p>60000.00</text:p>
          </table:table-cell>
        </table:table-row>
        <table:table-row table:style-name="ro1">
          <table:table-cell office:value-type="string" calcext:value-type="string">
            <text:p>MonitorControlAccuracy</text:p>
          </table:table-cell>
          <table:table-cell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MonitorControlAccuracy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tatusDefine" table:style-name="ta1"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B0</text:p>
          </table:table-cell>
          <table:table-cell office:value-type="string" calcext:value-type="string">
            <text:p>Sub Status</text:p>
          </table:table-cell>
          <table:table-cell office:value-type="string" calcext:value-type="string">
            <text:p>SB1</text:p>
          </table:table-cell>
        </table:table-row>
        <table:table-row table:style-name="ro2">
          <table:table-cell office:value-type="string" calcext:value-type="string">
            <text:p>Manual</text:p>
          </table:table-cell>
          <table:table-cell table:style-name="ce1" office:value-type="string" calcext:value-type="string">
            <text:p>Power Off PLC,Use Monitor controller to control monitor direct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Switch to SB0=1 when MonitorControlOffLine i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k H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0=1 when MonitorControlOffLine is hold</text:p>
          </table:table-cell>
          <table:table-cell/>
          <table:table-cell office:value-type="string" calcext:value-type="string">
            <text:p>Seek 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iting Bi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itch to SB1=4 when MonitorControlOffLine is hold</text:p>
          </table:table-cell>
          <table:table-cell/>
          <table:table-cell office:value-type="string" calcext:value-type="string">
            <text:p>Seek G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y To 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k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</table:table-row>
      </table:table>
      <table:table table:name="Dryru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1</text:p>
          </table:table-cell>
          <table:table-cell office:value-type="float" office:value="36450" calcext:value-type="float">
            <text:p>36450</text:p>
          </table:table-cell>
          <table:table-cell/>
        </table:table-row>
        <table:table-row table:style-name="ro1">
          <table:table-cell office:value-type="string" calcext:value-type="string">
            <text:p>OG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L1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L2</text:p>
          </table:table-cell>
          <table:table-cell office:value-type="float" office:value="37180" calcext:value-type="float">
            <text:p>37180</text:p>
          </table:table-cell>
          <table:table-cell/>
        </table:table-row>
        <table:table-row table:style-name="ro1">
          <table:table-cell office:value-type="string" calcext:value-type="string">
            <text:p>OG2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OL2</text:p>
          </table:table-cell>
          <table:table-cell office:value-type="float" office:value="59100" calcext:value-type="float">
            <text:p>5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X/OW</text:p>
          </table:table-cell>
          <table:table-cell table:formula="of:=([.B10]*[.B9]*[.B4]-[.B8]*[.B6]*[.B5])/([.B8]*[.B6]-[.B10]*[.B4])" office:value-type="float" office:value="-0.00684931506849315" calcext:value-type="float">
            <text:p>-0.006849315068493</text:p>
          </table:table-cell>
          <table:table-cell office:value-type="string" calcext:value-type="string">
            <text:p>(OL2*OG2*IL1-IL2*OL1*OG1)/(IL2*OL1-OL2*IL1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/OW</text:p>
          </table:table-cell>
          <table:table-cell table:formula="of:=([.B5]-[.B9])/([.B4]/[.B6]-[.B8]/[.B10])" office:value-type="float" office:value="8.09589041095885" calcext:value-type="float">
            <text:p>8.09589041095885</text:p>
          </table:table-cell>
          <table:table-cell office:value-type="string" calcext:value-type="string">
            <text:p>(OG1-OG2)/(IL1/OL1-IL2/OL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8000" calcext:value-type="float">
            <text:p>3800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G</text:p>
          </table:table-cell>
          <table:table-cell table:formula="of:=[.B17]/[.B18]*[.B14]-[.B12]" office:value-type="float" office:value="5.13424657534243" calcext:value-type="float">
            <text:p>5.13424657534243</text:p>
          </table:table-cell>
          <table:table-cell office:value-type="string" calcext:value-type="string">
            <text:p>IL/OL*(IS/OW)-OSX/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01:12:45.75562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4-18T00:54:15.741977790</dc:date>
    <meta:editing-duration>P4DT10H36M8S</meta:editing-duration>
    <meta:editing-cycles>57</meta:editing-cycles>
    <meta:generator>LibreOffice_Vanilla/6.2.1.3$MacOSX_X86_64 LibreOffice_project/e485074f4984fbc86184b6aa3aba3228d0150755</meta:generator>
    <meta:document-statistic meta:table-count="5" meta:cell-count="323" meta:object-count="0"/>
  </office:meta>
</office:document-meta>
</file>